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betan Machine Uni" svg:font-family="'Tibetan Machine Uni'" style:font-pitch="variable"/>
  </office:font-face-decls>
  <office:automatic-styles>
    <style:style style:name="P1" style:family="paragraph" style:parent-style-name="Standard">
      <style:text-properties style:font-name="Tibetan Machine Uni" officeooo:rsid="0003fd77" officeooo:paragraph-rsid="0003fd77"/>
    </style:style>
    <style:style style:name="P2" style:family="paragraph" style:parent-style-name="Standard">
      <style:paragraph-properties fo:text-align="center" style:justify-single-word="false"/>
      <style:text-properties style:font-name="Tibetan Machine Uni" officeooo:rsid="0003fd77" officeooo:paragraph-rsid="0007c63c"/>
    </style:style>
    <style:style style:name="P3" style:family="paragraph" style:parent-style-name="Standard">
      <style:paragraph-properties fo:text-align="center" style:justify-single-word="false"/>
      <style:text-properties style:font-name="Tibetan Machine Uni" officeooo:rsid="0003fd77" officeooo:paragraph-rsid="0003fd77"/>
    </style:style>
    <style:style style:name="P4" style:family="paragraph" style:parent-style-name="Standard">
      <style:paragraph-properties fo:text-align="start" style:justify-single-word="false"/>
      <style:text-properties style:font-name="Tibetan Machine Uni" officeooo:rsid="0003fd77" officeooo:paragraph-rsid="0007c63c"/>
    </style:style>
    <style:style style:name="P5" style:family="paragraph" style:parent-style-name="Standard">
      <style:paragraph-properties fo:text-align="start" style:justify-single-word="false"/>
      <style:text-properties style:font-name="Tibetan Machine Uni" officeooo:rsid="0003fd77" officeooo:paragraph-rsid="0003fd77"/>
    </style:style>
    <style:style style:name="P6" style:family="paragraph" style:parent-style-name="Standard">
      <style:paragraph-properties fo:text-align="center" style:justify-single-word="false" fo:break-before="page"/>
      <style:text-properties style:font-name="Tibetan Machine Uni" fo:font-weight="bold" officeooo:rsid="0007c63c" officeooo:paragraph-rsid="0007c63c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betan Machine Uni" fo:font-weight="bold" officeooo:rsid="0007c63c" officeooo:paragraph-rsid="0007c63c" style:font-weight-asian="bold" style:font-weight-complex="bold"/>
    </style:style>
    <style:style style:name="P8" style:family="paragraph" style:parent-style-name="Standard">
      <style:text-properties style:font-name="Tibetan Machine Uni" fo:font-weight="bold" officeooo:rsid="0007c63c" officeooo:paragraph-rsid="0007c63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betan Machine Uni" fo:font-weight="bold" officeooo:rsid="00069e23" officeooo:paragraph-rsid="00069e23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betan Machine Uni" fo:font-weight="bold" officeooo:rsid="000aca55" officeooo:paragraph-rsid="000aca5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betan Machine Uni" fo:font-weight="bold" officeooo:rsid="000ba88b" officeooo:paragraph-rsid="000ba88b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betan Machine Uni" fo:font-weight="bold" officeooo:rsid="000ba88b" officeooo:paragraph-rsid="000ba88b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betan Machine Uni" fo:font-weight="bold" officeooo:rsid="000cd9a4" officeooo:paragraph-rsid="000cd9a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betan Machine Uni" fo:font-weight="bold" officeooo:rsid="000cd9a4" officeooo:paragraph-rsid="000cd9a4" style:font-weight-asian="bold" style:font-weight-complex="bold"/>
    </style:style>
    <style:style style:name="P15" style:family="paragraph" style:parent-style-name="Standard">
      <style:text-properties style:font-name="Tibetan Machine Uni" officeooo:rsid="00069e23" officeooo:paragraph-rsid="00069e23"/>
    </style:style>
    <style:style style:name="P16" style:family="paragraph" style:parent-style-name="Standard">
      <style:paragraph-properties fo:text-align="start" style:justify-single-word="false"/>
      <style:text-properties style:font-name="Tibetan Machine Uni" officeooo:rsid="00069e23" officeooo:paragraph-rsid="0007c63c"/>
    </style:style>
    <style:style style:name="P17" style:family="paragraph" style:parent-style-name="Standard">
      <style:text-properties style:font-name="Tibetan Machine Uni" officeooo:rsid="00069e23" officeooo:paragraph-rsid="0007c63c"/>
    </style:style>
    <style:style style:name="P18" style:family="paragraph" style:parent-style-name="Standard">
      <style:paragraph-properties fo:text-align="center" style:justify-single-word="false"/>
      <style:text-properties style:font-name="Tibetan Machine Uni" fo:font-size="14pt" fo:font-weight="bold" officeooo:rsid="0003fd77" officeooo:paragraph-rsid="0007c63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betan Machine Uni" fo:font-weight="normal" officeooo:rsid="000aca55" officeooo:paragraph-rsid="000aca55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betan Machine Uni" fo:font-weight="normal" officeooo:rsid="000ba88b" officeooo:paragraph-rsid="000ba88b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betan Machine Uni" fo:font-weight="normal" officeooo:rsid="000cd9a4" officeooo:paragraph-rsid="000cd9a4" style:font-weight-asian="normal" style:font-weight-complex="normal"/>
    </style:style>
    <style:style style:name="P22" style:family="paragraph" style:parent-style-name="Standard">
      <style:text-properties officeooo:paragraph-rsid="0007c63c"/>
    </style:style>
    <style:style style:name="T1" style:family="text">
      <style:text-properties officeooo:rsid="00041e7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c63c"/>
    </style:style>
    <style:style style:name="T4" style:family="text">
      <style:text-properties style:font-name="Tibetan Machine Uni" officeooo:rsid="0007c63c"/>
    </style:style>
    <style:style style:name="T5" style:family="text">
      <style:text-properties style:font-name="Tibetan Machine Uni" officeooo:rsid="00069e23"/>
    </style:style>
    <style:style style:name="T6" style:family="text">
      <style:text-properties style:font-name="Tibetan Machine Uni" fo:font-weight="bold" officeooo:rsid="0007c63c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c63c" style:font-weight-asian="normal" style:font-weight-complex="normal"/>
    </style:style>
    <style:style style:name="T9" style:family="text">
      <style:text-properties officeooo:rsid="000ba8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as las clases que trabajan con ficheros están dentro del paquete <text:span text:style-name="T2">java.io</text:span> (por lo que hay que importarlo).</text:p>
      <text:p text:style-name="P1"/>
      <text:p text:style-name="P1">InputStreamReader </text:p>
      <text:p text:style-name="P1"/>
      <text:p text:style-name="P18">FileReader</text:p>
      <text:p text:style-name="P2"/>
      <text:p text:style-name="P4">Para leer archivos se utiliza esta clase. </text:p>
      <text:p text:style-name="P4">Su <text:span text:style-name="T2">constructor </text:span>recibe como parámetro un String </text:p>
      <text:p text:style-name="P5"/>
      <text:p text:style-name="P5"><text:tab/>FileReader (String nombreFichero.extension)</text:p>
      <text:p text:style-name="P5"/>
      <text:p text:style-name="P5">Si el archivo está fuera de la carpeta del proyecto, hay que poner su ruta <text:span text:style-name="T3">absoluta.</text:span></text:p>
      <text:p text:style-name="P5"/>
      <text:p text:style-name="P5"><text:span text:style-name="T2">IOException </text:span>→ es la excepción a controlar cuando se trabaja con ficheros.</text:p>
      <text:p text:style-name="P5"/>
      <text:p text:style-name="P3"><text:span text:style-name="T2">Métodos más importantes de la clase FileReader.</text:span></text:p>
      <text:p text:style-name="P3"><text:span text:style-name="T2"/></text:p>
      <text:p text:style-name="P5"><text:span text:style-name="T2">int read()</text:span> → Lee el fichero carácter a carácter. <text:span text:style-name="T1">Devuelve el valor unicode del carácter que ha leido. Cuando ya no hay más caracteres, devuelve -1.</text:span></text:p>
      <text:p text:style-name="P5"/>
      <text:p text:style-name="P5"><text:span text:style-name="T2">void close() </text:span>→ Cierra el fichero.</text:p>
      <text:p text:style-name="P1"/>
      <text:p text:style-name="P1"/>
      <text:p text:style-name="P6">BufferedReader</text:p>
      <text:p text:style-name="P7"/>
      <text:p text:style-name="P22"><text:span text:style-name="T5">Para leer archivos más rápido </text:span><text:span text:style-name="T4">se utiliza un Búffer.</text:span></text:p>
      <text:p text:style-name="P22"><text:span text:style-name="T4"/></text:p>
      <text:p text:style-name="P22"><text:span text:style-name="T4">Su </text:span><text:span text:style-name="T6">constructor</text:span><text:span text:style-name="T4"> recibe por parámetro un objeto FileReader.</text:span></text:p>
      <text:p text:style-name="P16"><text:tab/><text:tab/></text:p>
      <text:p text:style-name="P16"><text:tab/><text:tab/>BufferedReader (FileReader nombre).</text:p>
      <text:p text:style-name="P15"/>
      <text:p text:style-name="P15"/>
      <text:p text:style-name="P9">Métodos <text:span text:style-name="T3">más importantes </text:span>de BufferedReader.</text:p>
      <text:p text:style-name="P15"/>
      <text:p text:style-name="P17"><text:span text:style-name="T2">int read() </text:span>→ <text:span text:style-name="T3">Lee el fichero carácter a carácter. </text:span><text:span text:style-name="T1">Devuelve el valor unicode del carácter que ha leido. Cuando ya no hay más caracteres, devuelve -1.</text:span></text:p>
      <text:p text:style-name="P15"/>
      <text:p text:style-name="P15"><text:span text:style-name="T2">String readLine() </text:span><text:span text:style-name="T7">→ </text:span><text:span text:style-name="T8">Lee el fichero línea a línea. Devuelve cada línea en un String. Cuando ya no hay más líneas en el fichero, devuelve null.</text:span></text:p>
      <text:p text:style-name="P15"/>
      <text:p text:style-name="P8">void close() <text:span text:style-name="T7">→ cierra el búffer.</text:span></text:p>
      <text:p text:style-name="P8"><text:span text:style-name="T7"/></text:p>
      <text:p text:style-name="P8"><text:span text:style-name="T7"/></text:p>
      <text:p text:style-name="P10">Tokens</text:p>
      <text:p text:style-name="P10"/>
      <text:p text:style-name="P19">Sirve para utilizar Scanner junto a un Búffer <text:span text:style-name="T9">o un FileReader</text:span> para tratar los datos de un archivo.</text:p>
      <text:p text:style-name="P19"/>
      <text:p text:style-name="P20">Cada token está separado por un <text:span text:style-name="T2">carácter blanco</text:span> (espacio, tabulador, salto de línea, etc.)</text:p>
      <text:p text:style-name="P20"/>
      <text:p text:style-name="P19">Ver ejemplo en Tokens/Ejercicio<text:span text:style-name="T9">2</text:span></text:p>
      <text:p text:style-name="P19"/>
      <text:p text:style-name="P11"><text:soft-page-break/>Métodos para tratar con tokens</text:p>
      <text:p text:style-name="P12">boolean sc.hasNextInt()</text:p>
      <text:p text:style-name="P12">boolean sc.hasNextDouble() … <text:span text:style-name="T7">→ comprueba si el siguiente token es del tipo <text:tab/><text:tab/><text:tab/><text:tab/><text:tab/> <text:s/>indicado.</text:span></text:p>
      <text:p text:style-name="P12"><text:span text:style-name="T7"><text:tab/><text:tab/><text:tab/><text:tab/><text:tab/> <text:s/>Esto es útil para ponerlo dentro de un if.</text:span></text:p>
      <text:p text:style-name="P12"><text:span text:style-name="T7"><text:tab/><text:tab/><text:tab/><text:tab/><text:tab/> <text:s/>(Si el siguiente token es de tipo entero, <text:tab/><text:tab/><text:tab/><text:tab/><text:tab/><text:tab/> <text:s/>súmalo en el sumatorio, por ejemplo).</text:span></text:p>
      <text:p text:style-name="P12"><text:span text:style-name="T7"/></text:p>
      <text:p text:style-name="P12"><text:span text:style-name="T7"/></text:p>
      <text:p text:style-name="P13">FileWriter</text:p>
      <text:p text:style-name="P13"/>
      <text:p text:style-name="P21">Tiene <text:span text:style-name="T2">dos constructores.</text:span></text:p>
      <text:p text:style-name="P21"><text:span text:style-name="T2"/></text:p>
      <text:p text:style-name="P21"><text:span text:style-name="T2"><text:tab/></text:span>FileWriter(String nombreArchivo) → Si no existe el archivo, lo crea.</text:p>
      <text:p text:style-name="P21"/>
      <text:p text:style-name="P21"><text:tab/>FileWriter(String nombreArchivo, boolean append) → Si existe el archivo, añade al final.</text:p>
      <text:p text:style-name="P21"/>
      <text:p text:style-name="P21"/>
      <text:p text:style-name="P13">BufferedWriter</text:p>
      <text:p text:style-name="P14">Métodos más importantes.</text:p>
      <text:p text:style-name="P14"/>
      <text:p text:style-name="P21"><text:span text:style-name="T2">void write (int carácter) </text:span>→ Escribe el carácter correspondiente al número del carácter en Unicode.</text:p>
      <text:p text:style-name="P21"/>
      <text:p text:style-name="P21"><text:span text:style-name="T2">void write (String cad) </text:span>→<text:tab/>Escribe la cadena.</text:p>
      <text:p text:style-name="P21"/>
      <text:p text:style-name="P21"><text:span text:style-name="T2">void newLine() </text:span>→<text:tab/><text:tab/><text:tab/>Escribe un salto de línea.</text:p>
      <text:p text:style-name="P21"/>
      <text:p text:style-name="P21"><text:span text:style-name="T2">void flush() </text:span>→ Vacía el búffer.</text:p>
      <text:p text:style-name="P21"><text:soft-page-break/></text:p>
      <text:p text:style-name="P21"><text:span text:style-name="T2">void close()<text:tab/></text:span>→ Vacía el búffer y después lo cierr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betan Machine Uni" svg:font-family="'Tibetan Machine Uni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5:53:58.122002411</meta:creation-date>
    <dc:date>2024-04-22T19:49:31.043816745</dc:date>
    <meta:editing-duration>PT4H18M18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4" meta:paragraph-count="40" meta:word-count="345" meta:character-count="2188" meta:non-whitespace-character-count="1841"/>
  </office:meta>
</office:document-meta>
</file>